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0b1" officeooo:paragraph-rsid="001240b1"/>
    </style:style>
    <style:style style:name="P2" style:family="paragraph" style:parent-style-name="Standard">
      <style:text-properties style:text-position="0% 100%" officeooo:rsid="001240b1" officeooo:paragraph-rsid="001240b1"/>
    </style:style>
    <style:style style:name="P3" style:family="paragraph" style:parent-style-name="Standard">
      <style:text-properties style:text-position="0% 100%" fo:font-weight="bold" officeooo:rsid="001240b1" officeooo:paragraph-rsid="001240b1" style:font-weight-asian="bold" style:font-weight-complex="bold"/>
    </style:style>
    <style:style style:name="P4" style:family="paragraph" style:parent-style-name="Standard">
      <style:text-properties style:text-position="0% 100%" fo:font-weight="normal" officeooo:rsid="001240b1" officeooo:paragraph-rsid="001240b1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de nuevo, a esta leccion donde por fin veremos el binomio de Newton y es este</text:p>
      <text:p text:style-name="P1"/>
      <text:p text:style-name="P1">(a+b)<text:span text:style-name="T1">n</text:span><text:span text:style-name="T2">=(n/0)a</text:span><text:span text:style-name="T1">n</text:span><text:span text:style-name="T2">+(n/1)a</text:span><text:span text:style-name="T1">n-1</text:span><text:span text:style-name="T2">b+(n/2)a</text:span><text:span text:style-name="T1">n-2</text:span><text:span text:style-name="T2">b</text:span><text:span text:style-name="T1">2</text:span><text:span text:style-name="T2">+...+(n/n-1)ab</text:span><text:span text:style-name="T1">n-1</text:span><text:span text:style-name="T2">+(n/n)b</text:span><text:span text:style-name="T1">n</text:span></text:p>
      <text:p text:style-name="P2"><text:s/>siendo a y b dos número reales cualesquiera y n un entero no negativo </text:p>
      <text:p text:style-name="P2"/>
      <text:p text:style-name="P2">con este teorema podemos calcular las potencias de cualquier binomio sin la ayuda del triangulo de pascal, lo cual nos tomaria mucho tiempo, </text:p>
      <text:p text:style-name="P2">hagamos algunos ejemplos </text:p>
      <text:p text:style-name="P3">LOS EJMPLOS SON MUY DIFILES DE ESCRIBIR EN ESTE FORMATO PERO SON LOS EJEMPLOS DE LA PAGINA 104 Y 105</text:p>
      <text:p text:style-name="P3"/>
      <text:p text:style-name="P4">Ahora no importa que tan grande sea un binomio puedes calcularlo de una manera eficiente y ademas puedes calcular alguna posición en especifico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8:06:46.328000000</meta:creation-date>
    <dc:date>2019-05-17T18:16:48.031000000</dc:date>
    <meta:editing-duration>PT10M4S</meta:editing-duration>
    <meta:editing-cycles>1</meta:editing-cycles>
    <meta:document-statistic meta:table-count="0" meta:image-count="0" meta:object-count="0" meta:page-count="1" meta:paragraph-count="7" meta:word-count="103" meta:character-count="639" meta:non-whitespace-character-count="538"/>
    <meta:generator>LibreOffice/6.1.1.2$Windows_X86_64 LibreOffice_project/5d19a1bfa650b796764388cd8b33a5af1f5baa1b</meta:generator>
  </office:meta>
</office:document-meta>
</file>